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master-page-name="Standard">
      <style:table-properties style:width="6.1458in" fo:margin-left="-0.15in" style:page-number="auto" table:align="left" style:writing-mode="lr-tb"/>
    </style:style>
    <style:style style:name="Table1.A" style:family="table-column">
      <style:table-column-properties style:column-width="1.3847in"/>
    </style:style>
    <style:style style:name="Table1.B" style:family="table-column">
      <style:table-column-properties style:column-width="3.7438in"/>
    </style:style>
    <style:style style:name="Table1.1" style:family="table-row">
      <style:table-row-properties style:min-row-height="0.4063in" fo:keep-together="always"/>
    </style:style>
    <style:style style:name="Table1.A1" style:family="table-cell">
      <style:table-cell-properties fo:background-color="#ffffff" fo:padding-left="0.075in" fo:padding-right="0.075in" fo:padding-top="0in" fo:padding-bottom="0in" fo:border-left="none" fo:border-right="none" fo:border-top="none" fo:border-bottom="0.5pt solid #999999">
        <style:background-image/>
      </style:table-cell-properties>
    </style:style>
    <style:style style:name="Table1.2" style:family="table-row">
      <style:table-row-properties style:min-row-height="0.1035in" fo:keep-together="auto"/>
    </style:style>
    <style:style style:name="Table1.A2" style:family="table-cell">
      <style:table-cell-properties fo:background-color="#ffffff" fo:padding-left="0.075in" fo:padding-right="0.075in" fo:padding-top="0in" fo:padding-bottom="0in" fo:border-left="none" fo:border-right="none" fo:border-top="0.5pt solid #999999" fo:border-bottom="0.5pt solid #999999">
        <style:background-image/>
      </style:table-cell-properties>
    </style:style>
    <style:style style:name="Table1.3" style:family="table-row">
      <style:table-row-properties style:min-row-height="0.0472in" fo:keep-together="auto"/>
    </style:style>
    <style:style style:name="Table1.A3" style:family="table-cell">
      <style:table-cell-properties fo:background-color="#ffffff" fo:padding-left="0.075in" fo:padding-right="0.075in" fo:padding-top="0in" fo:padding-bottom="0in" fo:border="none">
        <style:background-image/>
      </style:table-cell-properties>
    </style:style>
    <style:style style:name="Table1.B3" style:family="table-cell">
      <style:table-cell-properties fo:background-color="#ffffff" fo:padding-left="0.075in" fo:padding-right="0.075in" fo:padding-top="0in" fo:padding-bottom="0in" fo:border-left="none" fo:border-right="none" fo:border-top="0.5pt solid #999999" fo:border-bottom="none">
        <style:background-image/>
      </style:table-cell-properties>
    </style:style>
    <style:style style:name="Table1.4" style:family="table-row">
      <style:table-row-properties style:min-row-height="0.0542in" fo:keep-together="auto"/>
    </style:style>
    <style:style style:name="Table1.5" style:family="table-row">
      <style:table-row-properties style:min-row-height="0.2799in" fo:keep-together="auto"/>
    </style:style>
    <style:style style:name="Table1.6" style:family="table-row">
      <style:table-row-properties style:min-row-height="0.1028in" fo:keep-together="auto"/>
    </style:style>
    <style:style style:name="Table1.8" style:family="table-row">
      <style:table-row-properties style:min-row-height="0.1181in" fo:keep-together="auto"/>
    </style:style>
    <style:style style:name="Table1.9" style:family="table-row">
      <style:table-row-properties style:min-row-height="0.1729in" fo:keep-together="auto"/>
    </style:style>
    <style:style style:name="Table1.11" style:family="table-row">
      <style:table-row-properties style:min-row-height="0.0979in" fo:keep-together="auto"/>
    </style:style>
    <style:style style:name="Table1.12" style:family="table-row">
      <style:table-row-properties style:min-row-height="0.1743in" fo:keep-together="auto"/>
    </style:style>
    <style:style style:name="Table1.16" style:family="table-row">
      <style:table-row-properties style:min-row-height="0.1514in" fo:keep-together="auto"/>
    </style:style>
    <style:style style:name="P1" style:family="paragraph" style:parent-style-name="Heading_20_3" style:list-style-name="WWNum1"/>
    <style:style style:name="P2" style:family="paragraph" style:parent-style-name="Text_20_body">
      <style:paragraph-properties fo:margin-top="0in" fo:margin-bottom="0in" style:line-height-at-least="0.0693in"/>
    </style:style>
    <style:style style:name="P3" style:family="paragraph" style:parent-style-name="Title">
      <style:paragraph-properties fo:text-align="start" style:justify-single-word="false"/>
    </style:style>
    <style:style style:name="P4" style:family="paragraph" style:parent-style-name="Heading_20_2" style:list-style-name="WWNum1"/>
    <style:style style:name="P5" style:family="paragraph" style:parent-style-name="Heading_20_2" style:list-style-name="WWNum1">
      <style:paragraph-properties fo:margin-top="0.0417in" fo:margin-bottom="0in"/>
    </style:style>
    <style:style style:name="P6" style:family="paragraph" style:parent-style-name="Standard">
      <style:paragraph-properties fo:text-align="end" style:justify-single-word="false"/>
    </style:style>
    <style:style style:name="P7" style:family="paragraph" style:parent-style-name="Heading_20_1">
      <style:paragraph-properties fo:margin-top="0.0555in" fo:margin-bottom="0.0417in"/>
    </style:style>
    <style:style style:name="P8" style:family="paragraph" style:parent-style-name="e-mail_20_address">
      <style:paragraph-properties fo:margin-top="0in" fo:margin-bottom="0.111in" fo:text-align="end" style:justify-single-word="false"/>
    </style:style>
    <style:style style:name="P9" style:family="paragraph" style:parent-style-name="bulleted_20_list">
      <style:paragraph-properties style:line-height-at-least="0.0693in"/>
    </style:style>
    <style:style style:name="P10" style:family="paragraph" style:parent-style-name="bulleted_20_list">
      <style:paragraph-properties fo:margin-top="0.0417in" fo:margin-bottom="0in"/>
    </style:style>
    <style:style style:name="P11" style:family="paragraph" style:parent-style-name="bulleted_20_list">
      <style:paragraph-properties fo:margin-top="0.0417in" fo:margin-bottom="0in" style:line-height-at-least="0.0693in"/>
    </style:style>
    <style:style style:name="T1" style:family="text">
      <style:text-properties fo:font-size="12pt" style:font-size-asian="12pt" style:font-size-complex="12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ize="8pt" style:font-size-asian="8pt" style:font-size-complex="8pt"/>
    </style:style>
    <style:style style:name="T5" style:family="text">
      <style:text-properties fo:font-size="8pt" fo:font-weight="normal" style:font-size-asian="8pt" style:font-weight-asian="normal" style:font-size-complex="8pt"/>
    </style:style>
    <style:style style:name="T6" style:family="text">
      <style:text-properties fo:font-style="normal" style:font-style-asian="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style>
    <style:style style:name="T9" style:family="text">
      <style:text-properties fo:font-style="italic" style:font-style-asian="italic"/>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style>
    <style:style style:name="T12" style:family="text">
      <style:text-properties style:font-name-complex="Tahoma1"/>
    </style:style>
    <style:style style:name="T13" style:family="text">
      <style:text-properties fo:color="#000033" style:font-name-complex="Tahoma1"/>
    </style:style>
    <style:style style:name="T14" style:family="text">
      <style:text-properties fo:color="#000033" fo:font-style="italic" style:font-style-asian="italic" style:font-name-complex="Tahom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Standard"><text:span text:style-name="T1">Jason M Larkin</text:span></text:p>
            <text:p text:style-name="Standard">jmlarkin@andrew.cmu.edu </text:p>
          </table:table-cell>
          <table:table-cell table:style-name="Table1.A1" office:value-type="string">
            <text:p text:style-name="P6">412-398-8813</text:p>
            <text:p text:style-name="P8">4763 Sherwood Dr, Pittsburgh, PA 15236</text:p>
          </table:table-cell>
        </table:table-row>
        <table:table-row table:style-name="Table1.2">
          <table:table-cell table:style-name="Table1.A2" table:number-columns-spanned="2" office:value-type="string">
            <text:h text:style-name="P7" text:outline-level="1">Education</text:h>
          </table:table-cell>
          <table:covered-table-cell/>
        </table:table-row>
        <table:table-row table:style-name="Table1.3">
          <table:table-cell table:style-name="Table1.A3" table:number-rows-spanned="5" office:value-type="string">
            <text:p text:style-name="Standard"/>
          </table:table-cell>
          <table:table-cell table:style-name="Table1.B3" office:value-type="string">
            <text:list xml:id="list10267099141" text:style-name="WWNum1">
              <text:list-item>
                <text:list>
                  <text:list-item>
                    <text:h text:style-name="P5" text:outline-level="2">Carnegie Mellon University, Pittsburgh, PA</text:h>
                  </text:list-item>
                </text:list>
              </text:list-item>
            </text:list>
            <text:p text:style-name="Standard"><text:span text:style-name="T2">Ph.D. Mechanical Engineering </text:span>GPA: 3.9 <text:s text:c="52"/><text:span text:style-name="T2"><text:s text:c="7"/>2009-2013 <text:s text:c="6"/></text:span></text:p>
            <text:p text:style-name="Standard"><text:span text:style-name="T2"><text:s text:c="2"/>-Research:</text:span> Thermal Modeling of Disordered Materials </text:p>
            <text:p text:style-name="Standard"><text:s text:c="2"/>-<text:span text:style-name="T2">Advisor:</text:span> Alan J.H. McGaughey</text:p>
            <text:p text:style-name="Standard"><text:span text:style-name="T2"><text:s text:c="2"/>-Coursework:</text:span> Molecular and Electron Structure Simulation, Nanoscale Transport Phenomena</text:p>
            <text:list xml:id="list1522939976" text:continue-numbering="true" text:style-name="WWNum1">
              <text:list-item>
                <text:list>
                  <text:list-item>
                    <text:h text:style-name="P4" text:outline-level="2">University of Pittsburgh, Pittsburgh, PA</text:h>
                  </text:list-item>
                </text:list>
              </text:list-item>
            </text:list>
          </table:table-cell>
        </table:table-row>
        <table:table-row table:style-name="Table1.4">
          <table:covered-table-cell/>
          <table:table-cell table:style-name="Table1.A3" office:value-type="string">
            <text:p text:style-name="P3"><text:span text:style-name="T4">M.S. Mechanical Engineering </text:span><text:span text:style-name="T5">GPA: 3.7</text:span></text:p>
          </table:table-cell>
          <table:table-cell table:style-name="Table1.A3" table:number-columns-spanned="0" office:value-type="string">
            <text:p text:style-name="Date_20_w_2f_no_20_Space_20_Before">2007-2009</text:p>
          </table:table-cell>
        </table:table-row>
        <table:table-row table:style-name="Table1.5">
          <table:covered-table-cell/>
          <table:table-cell table:style-name="Table1.A3" office:value-type="string">
            <text:p text:style-name="Standard"><text:span text:style-name="T2"><text:s text:c="2"/>-Thesis:</text:span> Statistics of Particle Concentrations in Free-Surface Turbulence </text:p>
            <text:p text:style-name="Standard"><text:span text:style-name="T2"><text:s text:c="2"/>-Advisor:</text:span> Walter I. Goldburg</text:p>
            <text:p text:style-name="Standard"><text:span text:style-name="T2"><text:s text:c="2"/>-Coursework:</text:span> Quantum and Statistical Physics, Chaos and Nonlinear Phenomena</text:p>
          </table:table-cell>
        </table:table-row>
        <table:table-row table:style-name="Table1.6">
          <table:covered-table-cell/>
          <table:table-cell table:style-name="Table1.A3" office:value-type="string">
            <text:list xml:id="list109165658" text:continue-numbering="true" text:style-name="WWNum1">
              <text:list-item>
                <text:list>
                  <text:list-item>
                    <text:list>
                      <text:list-item>
                        <text:h text:style-name="P1" text:outline-level="3"><text:span text:style-name="T8">B.S. Mechanical Engineering</text:span><text:span text:style-name="T2"> </text:span><text:span text:style-name="T6">GPA: 3.2 <text:s text:c="9"/></text:span><text:span text:style-name="T8"><text:s text:c="49"/>2003-2007</text:span></text:h>
                      </text:list-item>
                    </text:list>
                  </text:list-item>
                </text:list>
              </text:list-item>
            </text:list>
          </table:table-cell>
        </table:table-row>
        <table:table-row table:style-name="Table1.4">
          <table:covered-table-cell/>
          <table:table-cell table:style-name="Table1.A3" office:value-type="string">
            <text:p text:style-name="P3"><text:span text:style-name="T4"><text:s text:c="2"/>-Research:</text:span><text:span text:style-name="T5"> FEA modeling of novel flow chamber to study development of aneurysms. </text:span></text:p>
          </table:table-cell>
        </table:table-row>
        <table:table-row table:style-name="Table1.8">
          <table:table-cell table:style-name="Table1.A2" table:number-columns-spanned="2" office:value-type="string">
            <text:h text:style-name="P7" text:outline-level="1">AWARDS</text:h>
          </table:table-cell>
          <table:covered-table-cell/>
        </table:table-row>
        <table:table-row table:style-name="Table1.9">
          <table:table-cell table:style-name="Table1.B3" office:value-type="string">
            <text:p text:style-name="Standard"/>
          </table:table-cell>
          <table:table-cell table:style-name="Table1.B3" office:value-type="string">
            <text:p text:style-name="P11">Northrop-Grumann Fellow, Carnegie Institute for Complex Engineered Systems (ICES) <text:s text:c="5"/><text:span text:style-name="T2">2011</text:span></text:p>
            <text:p text:style-name="P9">NSF Graduate Student Research Grant, University of Pittsburgh Dept. of Physics <text:s text:c="4"/><text:span text:style-name="T2">2007-2009</text:span></text:p>
          </table:table-cell>
        </table:table-row>
        <table:table-row table:style-name="Table1.9">
          <table:table-cell table:style-name="Table1.A2" table:number-columns-spanned="2" office:value-type="string">
            <text:h text:style-name="P7" text:outline-level="1">Teaching Experience</text:h>
          </table:table-cell>
          <table:covered-table-cell/>
        </table:table-row>
        <table:table-row table:style-name="Table1.11">
          <table:table-cell table:style-name="Table1.B3" office:value-type="string">
            <text:p text:style-name="Standard"/>
          </table:table-cell>
          <table:table-cell table:style-name="Table1.A3" office:value-type="string">
            <text:p text:style-name="P2"><text:span text:style-name="T9">Carnegie Mellon University</text:span><text:span text:style-name="T2"> <text:s text:c="99"/></text:span><text:span text:style-name="T11">Teaching Assistant</text:span><text:span text:style-name="T2"> – </text:span>24-322: Heat Transfer <text:s text:c="6"/><text:span text:style-name="T2"><text:s text:c="27"/>2010-2011, 2011-2012</text:span> Topics in conduction, convection, radiation and heat exchangers. Supervised recitation sessions and substituted for several lectures. <text:s text:c="82"/><text:span text:style-name="T9"><text:s/></text:span></text:p>
            <text:p text:style-name="P2"><text:span text:style-name="T9">University of Pittsburgh <text:s text:c="99"/></text:span><text:span text:style-name="Title_20_Char"><text:span text:style-name="T10">Teaching Assistant</text:span></text:span> <text:span text:style-name="T2">–</text:span> Advanced Fluid Mechanics <text:s text:c="58"/><text:span text:style-name="T2">2008</text:span> Topics in Fluid Mechanics including viscous flow, boundary layer theory, and scale similarity.<text:span text:style-name="Title_20_Char"> </text:span></text:p>
            <text:p text:style-name="P2"><text:span text:style-name="Title_20_Char"><text:span text:style-name="T10">Lecturer</text:span></text:span><text:span text:style-name="Title_20_Char"> </text:span><text:span text:style-name="T3">–</text:span> Physics <text:s text:c="93"/><text:span text:style-name="T2">2007-2009</text:span> Administered lectures to undergraduate students, graduate students, and faculty on topics ranging from Mathematics, Turbulence, Bio-Physics, Statistical Physics, and Nonlinear <text:s/>Phenomena. <text:s text:c="122"/></text:p>
          </table:table-cell>
        </table:table-row>
        <table:table-row table:style-name="Table1.12">
          <table:table-cell table:style-name="Table1.A2" table:number-columns-spanned="2" office:value-type="string">
            <text:h text:style-name="P7" text:outline-level="1">PublicationS</text:h>
          </table:table-cell>
          <table:covered-table-cell/>
        </table:table-row>
        <table:table-row table:style-name="Table1.9">
          <table:table-cell table:style-name="Table1.A2" office:value-type="string">
            <text:h text:style-name="P7" text:outline-level="1"/>
          </table:table-cell>
          <table:table-cell table:style-name="Table1.A2" office:value-type="string">
            <text:p text:style-name="P10">A.J.H. McGaughey and J.M. Larkin, “Predicting Phonon Properties from Equilibrium Molecular Dynamics Simulations”, Advances in Heat Transfer Volume 40 (Academic Press, 2013).</text:p>
            <text:p text:style-name="bulleted_20_list">S.C. Huberman, J.M. Larkin, A.J.H. McGaughey, C.H. Amon, “Mean Free Paths of Phonons in Superlattices from Normal Mode Decomposition”, <text:span text:style-name="T9">Phys. Rev. B</text:span> (draft in progress).</text:p>
            <text:p text:style-name="bulleted_20_list">J.M. Larkin, A.J.H. McGaughey, “Predicting Vibrational Mean Free Paths in Disordered Systems”, <text:span text:style-name="T9">Phys. Rev. B</text:span> (draft in progress).</text:p>
            <text:p text:style-name="bulleted_20_list">J.M. Larkin, A.J.H. McGaughey, “Evaluation of the Virtual Crystal Approximation for Predicting Thermal Conductivity”, <text:span text:style-name="T9">Phys. Rev. B</text:span> (draft submitted).</text:p>
            <text:p text:style-name="bulleted_20_list">J. M. Larkin, A.D. Massicotte, J.E. Turney, C.H. Amon, A.J.H. McGaughey, <text:soft-page-break/>“Comparison and Evaluation of Spectral Energy Methods for Predicting Phonon Properties”, to appear in Journal of Computational and Theoretical Nanoscience.</text:p>
            <text:p text:style-name="bulleted_20_list">S. Stefanus, J. Larkin, W. Goldburg, “A Search for Conformal Invariance in Compressible Two Dimensional Turbulence”, <text:span text:style-name="T9">Phys. Fluids</text:span> <text:span text:style-name="T2">23</text:span> (2011) 105101 (appeared on cover).</text:p>
            <text:p text:style-name="bulleted_20_list">J. <text:span text:style-name="T12">Larkin, W. Goldburg, M.M. Bandi, “</text:span><text:span text:style-name="T13">Time-Evolution of a fractal distribution: Particle concentrations in free-surface turbulence”, </text:span><text:span text:style-name="T14">Physica D</text:span><text:span text:style-name="T13"> </text:span><text:span text:style-name="T2">239</text:span> 14 (2010) 1264-1268.</text:p>
            <text:p text:style-name="bulleted_20_list">J. Larkin, W. Goldburg, “Decorrelating a Compressible Turbulent Flow: an Experiment”, <text:span text:style-name="T9">Phys. Rev. E</text:span> <text:span text:style-name="T2">82</text:span>, 016301 (2010). </text:p>
            <text:p text:style-name="bulleted_20_list">J. Larkin, M.M. Bandi, A. Pumir, W. Goldburg , “Power-law distributions of particle concentration in free-surface flows”, <text:span text:style-name="T9">Phys. Rev. E</text:span> <text:span text:style-name="T2">80</text:span>, 066301 (2009).</text:p>
          </table:table-cell>
        </table:table-row>
        <table:table-row table:style-name="Table1.9">
          <table:table-cell table:style-name="Table1.A2" table:number-columns-spanned="2" office:value-type="string">
            <text:h text:style-name="P7" text:outline-level="1">Presentations </text:h>
          </table:table-cell>
          <table:covered-table-cell/>
        </table:table-row>
        <table:table-row table:style-name="Table1.9">
          <table:table-cell table:style-name="Table1.A2" office:value-type="string">
            <text:p text:style-name="Standard"/>
          </table:table-cell>
          <table:table-cell table:style-name="Table1.A2" office:value-type="string">
            <text:p text:style-name="P10"/>
            <text:p text:style-name="bulleted_20_list">“Predicting Vibrational Mean Free Paths in Disordered Systems”, J.M. Larkin, A.J.H. McGuaghey, to be presented at 2013 ASME Summer Heat Transfer Conference Minneapolis, MN. </text:p>
            <text:p text:style-name="bulleted_20_list">“Effect of Interspecies Mixing on Phonon Mean Free Paths in Superlattices”, S.C. Huberman, J.M. Larkin, A.J.H. McGaughey, C.H. Amon, to be presented at 2013 ASME Summer Heat Transfer Conference Minneapolis, MN. </text:p>
            <text:p text:style-name="bulleted_20_list">“Origin of Thermal Conductivity Changes in Strained Systems”, K. Parrish, J.M. Larkin, A.J.H. McGaughey, to be presented at 2013 ASME Summer Heat Transfer Conference Minneapolis, MN.</text:p>
            <text:p text:style-name="bulleted_20_list">“Evaluation of the Virtual Crystal Approximation for Predicting Thermal Conductivity”, J.M. Larkin (speaker), A.J.H. McGaughey, presented at 2013 MRS Spring Meeting San Francisco, CA. </text:p>
            <text:p text:style-name="bulleted_20_list">“Ordered and Disordered Contributions to Lattice Thermal Conductivity”, J.M. Larkin (speaker), A.J.H. McGaughey, presented at 2012 PHONONS Conference Ann Arbor, MI. <text:s/></text:p>
            <text:p text:style-name="bulleted_20_list">“Predicting Phonon Properties of Silicon from First-Principles Calculations”, J.M. Larkin, A.J.H. McGaughey (speaker), W.A. Al-Saidi, <text:span text:style-name="T7">presented at </text:span>2012 ASME Summer Heat Transfer Conference Puerto Rico, USA.</text:p>
            <text:p text:style-name="bulleted_20_list">“Comparison of Spectral Energy Methods for Predicting Phonon Properties”, J.M. Larkin, A.D. Massicotte, J.E. Turney, C.H. Amon, A.J.H. McGaughey (speaker), <text:span text:style-name="T7">presented at</text:span> 2012 ASME Micro/Nanoscale Heat &amp; Mass Transfer International Conference Atlanta, GA. </text:p>
            <text:p text:style-name="bulleted_20_list">“Predicting Thermal Conductivity of Defected Systems using the Spectral Energy Density”, J. Larkin (speaker), A.J.H. McGaughey, 2011 MRS Fall Meeting Boston, MA.</text:p>
            <text:p text:style-name="bulleted_20_list">“Predicting Thermal Conductivity of Defected Systems using the Spectral Energy Density”, J. Larkin 2011 Bennett Presentation (Award for Best Presentation).</text:p>
            <text:p text:style-name="bulleted_20_list">“Decorrelating a Compressible Turbulent Flow: An Experiment”, J. Larkin, W. Goldburg (speaker), 2010 American Physical Society March Meeting Portland, OR.</text:p>
            <text:p text:style-name="bulleted_20_list">“Statistics of Preferential Particle Concentration in Free-Surface Turbulence”, J. Larkin (speaker), M.M. Bandi, W. Goldburg, 2009 American Physical Society March Meeting Pittsburgh, PA.</text:p>
            <text:p text:style-name="bulleted_20_list"><text:soft-page-break/>“Experimental Determination of the von Karman Constant in Turbulent Two Dimensional Soap Film Flows”, Nicholas Guttenberg (speaker), Nigel Goldenfeld, Jason Larkin, Alisia Prescott, Hamid Kellay, Walter Goldburg, 2008 Meeting of the APS Division of Fluid Dynamics San Antonio, TX.</text:p>
            <text:p text:style-name="bulleted_20_list">“Turbulent Dynamics of a Hydraulic Jump in two dimensions: Soap Film Flow” Jason Larkin (speaker), Walter Goldburg, Tuan Tran, Pinaki Chakraborty, Gustavo Goia, 2008 Meeting of the APS Division of Fluid Dynamics San Antonio, TX.</text:p>
            <text:p text:style-name="bulleted_20_list">“The Generalized Fractal Dimensions of a 2-D Compressible Turbulence”, J. Larkin (speaker), M.M. Bandi, W. Goldburg, 2008 American Physical Society March Meeting New Orleans, LA.</text:p>
            <text:p text:style-name="bulleted_20_list">“Design of a Flow Chamber to Explore the Initiation and Development of Cerebral Aneurysms”, J. Larkin, J. P. Barrow, A. M. Robertson, 2007 Biomedical Engineering Society Meeting Undergraduate Presentation Los Angeles, CA</text:p>
          </table:table-cell>
        </table:table-row>
        <table:table-row table:style-name="Table1.16">
          <table:table-cell table:style-name="Table1.A2" table:number-columns-spanned="2" office:value-type="string">
            <text:h text:style-name="P7" text:outline-level="1">Memberships</text:h>
          </table:table-cell>
          <table:covered-table-cell/>
        </table:table-row>
      </table:table>
      <text:p text:style-name="bulleted_20_list">American Physical Society, American Society of Mechanical Engineers, Materials Research Society, Society of Industrial and Applied Mathematics, Department of Defense High Performance Computing Modernization Program</text:p>
      <text:p text:style-name="bulleted_20_list">Projects</text:p>
      <text:p text:style-name="bulleted_20_list">Open-source Codes</text:p>
      <text:p text:style-name="bulleted_20_list">GULP: contributed to </text:p>
      <text:p text:style-name="bulleted_20_list">LAMMPS: contributed to modules which allow for the </text:p>
      <text:p text:style-name="bulleted_20_list">ntpy: a python module for performing wrapping of Molecular and Lattice Dynamics Calculations.</text:p>
      <text:p text:style-name="bulleted_20_list">Codes: Python, Java, PERL, Matlab, C, C++, Fortran</text:p>
      <text:p text:style-name="bulleted_20_list">Linux, Git, Githu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1528in" fo:orphans="2" fo:widows="2" fo:hyphenation-ladder-count="no-limit" style:writing-mode="lr-tb">
        <style:tab-stops>
          <style:tab-stop style:position="0.5in"/>
        </style:tab-stops>
      </style:paragraph-properties>
      <style:text-properties fo:color="#00000a" style:font-name="Tahoma" fo:font-size="8pt" fo:letter-spacing="0.0071in" fo:language="en" fo:country="US" style:font-name-asian="Times New Roman1" style:font-size-asian="8pt" style:language-asian="en" style:country-asian="US" style:font-name-complex="Times New Roman1" style:font-size-complex="8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111in"/>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0.0555in" fo:margin-bottom="0.0417in"/>
      <style:text-properties fo:text-transform="uppercase"/>
    </style:style>
    <style:style style:name="Heading_20_2" style:display-name="Heading 2" style:family="paragraph" style:parent-style-name="Standard" style:next-style-name="Text_20_body" style:default-outline-level="2" style:class="text">
      <style:paragraph-properties fo:margin-top="0.0417in" fo:margin-bottom="0in"/>
      <style:text-properties fo:font-style="italic" style:font-style-asian="italic"/>
    </style:style>
    <style:style style:name="Heading_20_3" style:display-name="Heading 3" style:family="paragraph" style:parent-style-name="Standard" style:next-style-name="Text_20_body" style:default-outline-level="3" style:class="text">
      <style:text-properties fo:font-style="italic" style:font-style-asian="italic"/>
    </style:style>
    <style:style style:name="Balloon_20_Text" style:display-name="Balloon Text" style:family="paragraph" style:parent-style-name="Standard" style:default-outline-level="">
      <style:text-properties style:font-name-complex="Tahoma1"/>
    </style:style>
    <style:style style:name="Date" style:family="paragraph" style:parent-style-name="Standard" style:default-outline-level="">
      <style:paragraph-properties fo:margin-top="0.0417in" fo:margin-bottom="0in" fo:text-align="end" style:justify-single-word="false"/>
      <style:text-properties fo:font-weight="bold" style:font-weight-asian="bold"/>
    </style:style>
    <style:style style:name="e-mail_20_address" style:display-name="e-mail address" style:family="paragraph" style:parent-style-name="Standard" style:default-outline-level="">
      <style:paragraph-properties fo:margin-top="0in" fo:margin-bottom="0.111in"/>
      <style:text-properties style:font-size-complex="10pt"/>
    </style:style>
    <style:style style:name="Date_20_w_2f_no_20_Space_20_Before" style:display-name="Date w/no Space Before" style:family="paragraph" style:parent-style-name="Date" style:default-outline-level="">
      <style:paragraph-properties fo:margin-top="0in" fo:margin-bottom="0in"/>
    </style:style>
    <style:style style:name="bulleted_20_list" style:display-name="bulleted list" style:family="paragraph" style:parent-style-name="Standard" style:default-outline-level="">
      <style:paragraph-properties fo:margin-top="0.0417in" fo:margin-bottom="0in"/>
    </style:style>
    <style:style style:name="Title" style:family="paragraph" style:parent-style-name="Standard" style:next-style-name="Subtitle"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default-outline-level=""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ahoma" fo:font-size="8pt" fo:letter-spacing="0.0071in" fo:language="en" fo:country="US" fo:font-style="italic" style:font-size-asian="8pt" style:language-asian="en" style:country-asian="US" style:font-style-asian="italic" style:font-size-complex="8pt" style:language-complex="ar" style:country-complex="SA"/>
    </style:style>
    <style:style style:name="Title_20_Char" style:display-name="Title Char" style:family="text" style:parent-style-name="Default_20_Paragraph_20_Font">
      <style:text-properties style:font-name="Tahoma" fo:font-size="8pt" fo:letter-spacing="0.0071in" fo:language="en" fo:country="US" fo:font-weight="bold" style:font-size-asian="8pt" style:language-asian="en" style:country-asian="US" style:font-weight-asian="bold" style:font-size-complex="8pt" style:language-complex="ar" style:country-complex="SA"/>
    </style:style>
    <style:style style:name="Heading_20_2_20_Char" style:display-name="Heading 2 Char" style:family="text" style:parent-style-name="Default_20_Paragraph_20_Font">
      <style:text-properties style:font-name="Tahoma" fo:font-size="8pt" fo:letter-spacing="0.0071in" fo:language="en" fo:country="US" fo:font-style="italic" style:font-size-asian="8pt" style:language-asian="en" style:country-asian="US" style:font-style-asian="italic" style:font-size-complex="8pt" style:language-complex="ar" style:country-complex="SA"/>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ListLabel_20_3" style:display-name="ListLabel 3" style:family="text">
      <style:text-properties fo:color="#808080" fo:font-size="6pt" fo:font-style="normal" fo:font-weight="normal" style:font-size-asian="6pt" style:font-style-asian="normal" style:font-weight-asian="normal" style:font-size-complex="6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2in" fo:margin-left="1.25in" fo:margin-right="1.25in" style:writing-mode="lr-tb" style:layout-grid-color="#c0c0c0" style:layout-grid-lines="35" style:layout-grid-base-height="0.222in" style:layout-grid-ruby-height="0.028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29T19:50:00</meta:creation-date>
    <meta:initial-creator>Jason</meta:initial-creator>
    <dc:creator>Jason Larkin</dc:creator>
    <meta:print-date>2011-11-13T03:16:00</meta:print-date>
    <dc:date>2013-02-03T00:37:01</dc:date>
    <meta:editing-cycles>310</meta:editing-cycles>
    <meta:editing-duration>PT1H1M33S</meta:editing-duration>
    <meta:generator>LibreOffice/3.5$Linux_X86_64 LibreOffice_project/350m1$Build-2</meta:generator>
    <meta:document-statistic meta:table-count="1" meta:image-count="0" meta:object-count="0" meta:page-count="3" meta:paragraph-count="60" meta:word-count="860" meta:character-count="7188" meta:non-whitespace-character-count="5635"/>
    <meta:template xlink:type="simple" xlink:actuate="onRequest" xlink:title="Curriculum vitae" xlink:href=""/>
  </office:meta>
</office:document-meta>
</file>